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57c" officeooo:paragraph-rsid="0003257c"/>
    </style:style>
    <style:style style:name="P2" style:family="paragraph" style:parent-style-name="Text_20_body" style:list-style-name="L1">
      <style:text-properties officeooo:rsid="0003257c" officeooo:paragraph-rsid="0003257c"/>
    </style:style>
    <style:style style:name="P3" style:family="paragraph" style:parent-style-name="Text_20_body">
      <style:text-properties officeooo:rsid="0003257c" officeooo:paragraph-rsid="0003257c"/>
    </style:style>
    <style:style style:name="P4" style:family="paragraph" style:parent-style-name="Text_20_body" style:list-style-name="L2">
      <style:text-properties officeooo:rsid="0003257c" officeooo:paragraph-rsid="0003257c"/>
    </style:style>
    <style:style style:name="P5" style:family="paragraph" style:parent-style-name="Text_20_body">
      <style:text-properties officeooo:rsid="00034fb5" officeooo:paragraph-rsid="00034fb5"/>
    </style:style>
    <style:style style:name="P6" style:family="paragraph" style:parent-style-name="Text_20_body" style:list-style-name="L3">
      <style:text-properties officeooo:rsid="00034fb5" officeooo:paragraph-rsid="00034fb5"/>
    </style:style>
    <style:style style:name="P7" style:family="paragraph" style:parent-style-name="Text_20_body" style:list-style-name="L4">
      <style:text-properties officeooo:rsid="00034fb5" officeooo:paragraph-rsid="00034fb5"/>
    </style:style>
    <style:style style:name="P8" style:family="paragraph" style:parent-style-name="Text_20_body" style:list-style-name="L4">
      <style:text-properties officeooo:paragraph-rsid="00034fb5"/>
    </style:style>
    <style:style style:name="P9" style:family="paragraph" style:parent-style-name="Text_20_body">
      <style:text-properties fo:color="#bf0041" officeooo:rsid="00034fb5" officeooo:paragraph-rsid="00034fb5" fo:background-color="#eeeeee"/>
    </style:style>
    <style:style style:name="P10" style:family="paragraph" style:parent-style-name="Text_20_body" style:list-style-name="L4">
      <style:text-properties officeooo:rsid="0003f9ed" officeooo:paragraph-rsid="0003f9ed"/>
    </style:style>
    <style:style style:name="P11" style:family="paragraph" style:parent-style-name="Text_20_body" style:list-style-name="L6">
      <style:text-properties officeooo:rsid="0003f9ed" officeooo:paragraph-rsid="0003f9ed"/>
    </style:style>
    <style:style style:name="T1" style:family="text">
      <style:text-properties officeooo:rsid="0003257c"/>
    </style:style>
    <style:style style:name="T2" style:family="text">
      <style:text-properties officeooo:rsid="00034fb5"/>
    </style:style>
    <style:style style:name="T3" style:family="text">
      <style:text-properties officeooo:rsid="0003f9ed"/>
    </style:style>
    <style:style style:name="T4" style:family="text">
      <style:text-properties fo:color="#000000" officeooo:rsid="00034fb5" fo:background-color="transparent" loext:char-shading-value="0"/>
    </style:style>
    <style:style style:name="T5" style:family="text">
      <style:text-properties fo:color="#000000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arp <text:span text:style-name="T1">L</text:span>ane <text:span text:style-name="T1">C</text:span>lient - <text:span text:style-name="T1">Features</text:span></text:p>
      <text:p text:style-name="P1"/>
      <text:h text:style-name="Heading_20_1" text:outline-level="1">Major Features</text:h>
      <text:list xml:id="list3023337770" text:style-name="L1">
        <text:list-item>
          <text:p text:style-name="P2">Wav track modifier</text:p>
        </text:list-item>
        <text:list-item>
          <text:p text:style-name="P2">Social Network / Forum</text:p>
        </text:list-item>
        <text:list-item>
          <text:p text:style-name="P2">Contributor app + front end</text:p>
        </text:list-item>
      </text:list>
      <text:p text:style-name="P3"/>
      <text:h text:style-name="Heading_20_2" text:outline-level="2">Wav Track Modifier</text:h>
      <text:p text:style-name="P5">Features:</text:p>
      <text:list xml:id="list1145136126" text:style-name="L4">
        <text:list-item>
          <text:p text:style-name="P8"><text:span text:style-name="T3">Dashboard Root = </text:span><text:span text:style-name="T2">My worked on track list (search screen)</text:span></text:p>
          <text:list>
            <text:list-item>
              <text:p text:style-name="P8"><text:span text:style-name="T2">Upload button → modal appears Drag + drop file upload <text:s/>(like S3)</text:span></text:p>
            </text:list-item>
          </text:list>
        </text:list-item>
        <text:list-item>
          <text:p text:style-name="P7">Track selection goes to control pane screen</text:p>
          <text:list>
            <text:list-item>
              <text:p text:style-name="P7">Drag and drop controllers/ devices to use, screen fills with configured controls per device.</text:p>
            </text:list-item>
            <text:list-item>
              <text:p text:style-name="P10"><text:span text:style-name="T4">Top bar has track name, player <text:s/>download track button.</text:span></text:p>
            </text:list-item>
            <text:list-item>
              <text:p text:style-name="P10">Bottom bar has delete track, <text:span text:style-name="T4">save config button, </text:span><text:span text:style-name="T5">commit button</text:span><text:span text:style-name="T4"> </text:span></text:p>
            </text:list-item>
          </text:list>
        </text:list-item>
      </text:list>
      <text:p text:style-name="P9">Q: If user contributes new device how do we know the controls to offer?</text:p>
      <text:list xml:id="list620907741" text:style-name="L6">
        <text:list-item>
          <text:p text:style-name="P11"><text:span text:style-name="T4">J</text:span><text:span text:style-name="T5">SON sent to server with config options</text:span></text:p>
        </text:list-item>
      </text:list>
      <text:h text:style-name="Heading_20_2" text:outline-level="2">Social Network/Forum</text:h>
      <text:p text:style-name="P3">Features:</text:p>
      <text:list xml:id="list4088349784" text:style-name="L2">
        <text:list-item>
          <text:p text:style-name="P4">Linkedin style</text:p>
        </text:list-item>
        <text:list-item>
          <text:p text:style-name="P4">Search all people for audio device</text:p>
        </text:list-item>
        <text:list-item>
          <text:p text:style-name="P4">Start convo with one person (DM)</text:p>
        </text:list-item>
        <text:list-item>
          <text:p text:style-name="P4">Group convos/feeds for user made collectives e.g. (Glasgow Electronic Music Creators)</text:p>
        </text:list-item>
        <text:list-item>
          <text:p text:style-name="P4">General Forums, conversations visible to all</text:p>
          <text:list>
            <text:list-item>
              <text:p text:style-name="P4">FAQ for website features</text:p>
            </text:list-item>
            <text:list-item>
              <text:p text:style-name="P4">General Chat</text:p>
            </text:list-item>
            <text:list-item>
              <text:p text:style-name="P4">Sales and Wants?</text:p>
            </text:list-item>
          </text:list>
        </text:list-item>
        <text:list-item>
          <text:p text:style-name="P4">Profile</text:p>
          <text:list>
            <text:list-item>
              <text:p text:style-name="P4">Bandcamp, soundcloud, twitter, instagram, website, youtube etc. links</text:p>
            </text:list-item>
            <text:list-item>
              <text:p text:style-name="P4"><text:soft-page-break/>Pic, About me, Personal info</text:p>
            </text:list-item>
            <text:list-item>
              <text:p text:style-name="P4">Contributor/helper rating (5 star user etc.)</text:p>
            </text:list-item>
            <text:list-item>
              <text:p text:style-name="P4">Equipment list</text:p>
            </text:list-item>
          </text:list>
        </text:list-item>
      </text:list>
      <text:p text:style-name="P3"/>
      <text:h text:style-name="Heading_20_2" text:outline-level="2">Contributor <text:span text:style-name="T2">A</text:span>pp</text:h>
      <text:list xml:id="list889254272" text:style-name="L3">
        <text:list-item>
          <text:p text:style-name="P6">Must work and be useable for a user with macbook + audio interface level of skill.</text:p>
        </text:list-item>
        <text:list-item>
          <text:p text:style-name="P6">Can it work through the browser?</text:p>
        </text:list-item>
        <text:list-item>
          <text:p text:style-name="P6">If desktop app, login with website details</text:p>
        </text:list-item>
        <text:list-item>
          <text:p text:style-name="P6">Web UI 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08:23:49.706347214</meta:creation-date>
    <dc:date>2020-10-06T09:15:34.665413285</dc:date>
    <meta:editing-duration>PT41M4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35" meta:word-count="232" meta:character-count="1275" meta:non-whitespace-character-count="1102"/>
  </office:meta>
</office:document-meta>
</file>